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9.89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147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17" style:family="table-cell" style:parent-style-name="Default" style:data-style-name="N36"/>
    <style:style style:name="ce2" style:family="table-cell" style:parent-style-name="Default" style:data-style-name="N36">
      <style:table-cell-properties style:rotation-align="none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6">
      <style:table-cell-properties fo:background-color="#bbe33d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bbe33d" fo:padding="0.071cm"/>
    </style:style>
    <style:style style:name="ce15" style:family="table-cell" style:parent-style-name="Default">
      <style:table-cell-properties fo:background-color="#ffbf00" fo:padding="0.071cm"/>
    </style:style>
    <style:style style:name="ce1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57" style:family="table-cell" style:parent-style-name="Default" style:data-style-name="N36">
      <style:table-cell-properties fo:background-color="transparent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36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63" style:family="table-cell" style:parent-style-name="Default" style:data-style-name="N36">
      <style:table-cell-properties fo:background-color="transparent" fo:border="none" style:rotation-align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147" style:family="table-cell" style:parent-style-name="Default" style:data-style-name="N36">
      <style:table-cell-properties fo:background-color="transparent" fo:border="none" style:rotation-align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ffff00"/>
    </style:style>
    <style:style style:name="ce167" style:family="table-cell" style:parent-style-name="Default">
      <style:table-cell-properties fo:background-color="#ffa6a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d4ea6b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4" style:family="table-cell" style:parent-style-name="Default" style:data-style-name="N100">
      <style:table-cell-properties fo:background-color="#bbe33d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bf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65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d4ea6b"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 style:data-style-name="N165">
      <style:table-cell-properties fo:background-color="#d4ea6b"/>
    </style:style>
    <style:style style:name="ce245" style:family="table-cell" style:parent-style-name="Default">
      <style:table-cell-properties fo:background-color="#d4ea6b" style:rotation-align="none"/>
    </style:style>
    <style:style style:name="ce9" style:family="table-cell" style:parent-style-name="Default" style:data-style-name="N165">
      <style:table-cell-properties style:rotation-align="none"/>
    </style:style>
    <style:style style:name="ce247" style:family="table-cell" style:parent-style-name="Default" style:data-style-name="N3">
      <style:table-cell-properties style:rotation-align="none"/>
    </style:style>
    <style:style style:name="ce248" style:family="table-cell" style:parent-style-name="Default" style:data-style-name="N165">
      <style:table-cell-properties fo:background-color="transparent" style:rotation-align="none"/>
    </style:style>
    <style:style style:name="ce250" style:family="table-cell" style:parent-style-name="Default" style:data-style-name="N165">
      <style:table-cell-properties style:rotation-align="none"/>
      <style:text-properties fo:color="#c9211e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ffbf0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ackground-color="#bbe33d" style:rotation-align="none"/>
    </style:style>
    <style:style style:name="ce184" style:family="table-cell" style:parent-style-name="Default" style:data-style-name="N165">
      <style:table-cell-properties fo:padding="0.071cm"/>
    </style:style>
    <style:style style:name="ce185" style:family="table-cell" style:parent-style-name="Default" style:data-style-name="N3">
      <style:table-cell-properties fo:background-color="#bbe33d" fo:padding="0.071cm"/>
    </style:style>
    <style:style style:name="ce186" style:family="table-cell" style:parent-style-name="Default" style:data-style-name="N165">
      <style:table-cell-properties fo:background-color="#bbe33d" fo:padding="0.071cm"/>
    </style:style>
    <style:style style:name="ce187" style:family="table-cell" style:parent-style-name="Default" style:data-style-name="N3">
      <style:table-cell-properties fo:padding="0.071cm"/>
    </style:style>
    <style:style style:name="ce188" style:family="table-cell" style:parent-style-name="Default" style:data-style-name="N3">
      <style:table-cell-properties fo:background-color="#ffbf00" fo:padding="0.071cm"/>
    </style:style>
    <style:style style:name="ce189" style:family="table-cell" style:parent-style-name="Default">
      <style:table-cell-properties fo:background-color="#ffbf00" style:rotation-align="none"/>
      <style:text-properties style:use-window-font-color="true"/>
    </style:style>
    <style:style style:name="ce190" style:family="table-cell" style:parent-style-name="Default" style:data-style-name="N165">
      <style:table-cell-properties fo:background-color="#ffbf00" fo:padding="0.071cm"/>
    </style:style>
    <style:style style:name="ce191" style:family="table-cell" style:parent-style-name="Default" style:data-style-name="N165">
      <style:table-cell-properties fo:padding="0.071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65">
      <style:table-cell-properties fo:background-color="#ffd7d7"/>
    </style:style>
    <style:style style:name="ce171" style:family="table-cell" style:parent-style-name="Default" style:data-style-name="N165">
      <style:table-cell-properties fo:background-color="#ffff00"/>
    </style:style>
    <style:style style:name="ce172" style:family="table-cell" style:parent-style-name="Default" style:data-style-name="N165">
      <style:table-cell-properties fo:background-color="#f7d1d5"/>
    </style:style>
    <style:style style:name="ce180" style:family="table-cell" style:parent-style-name="Default" style:data-style-name="N165"/>
    <style:style style:name="ce174" style:family="table-cell" style:parent-style-name="Default" style:data-style-name="N3"/>
    <style:style style:name="ce175" style:family="table-cell" style:parent-style-name="Default" style:data-style-name="N165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249" style:family="table-cell" style:parent-style-name="Default">
      <style:table-cell-properties fo:background-color="transparent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255" style:family="table-cell" style:parent-style-name="Default">
      <style:table-cell-properties fo:background-color="transparent" fo:border="none" style:rotation-align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65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258" style:family="table-cell" style:parent-style-name="Default" style:data-style-name="N165">
      <style:table-cell-properties fo:background-color="transparent" fo:border="none"/>
      <style:text-properties style:use-window-font-color="true"/>
    </style:style>
    <style:style style:name="ce108" style:family="table-cell" style:parent-style-name="Default" style:data-style-name="N165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65">
      <style:table-cell-properties fo:background-color="#ffd8ce"/>
      <style:text-properties style:use-window-font-color="true"/>
    </style:style>
    <style:style style:name="ce110" style:family="table-cell" style:parent-style-name="Default" style:data-style-name="N165">
      <style:table-cell-properties fo:background-color="#ffd8ce"/>
    </style:style>
    <style:style style:name="ce111" style:family="table-cell" style:parent-style-name="Default" style:data-style-name="N165">
      <style:table-cell-properties fo:background-color="#bbe33d"/>
    </style:style>
    <style:style style:name="ce34" style:family="table-cell" style:parent-style-name="Default" style:data-style-name="N165">
      <style:table-cell-properties fo:background-color="#f6f9d4"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229" style:family="table-cell" style:parent-style-name="Default">
      <style:table-cell-properties fo:background-color="#ffbf00"/>
      <style:text-properties style:use-window-font-color="tru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1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1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font-name-complex="Calibri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1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/>
    </style:style>
    <style:style style:name="T7" style:family="text">
      <style:text-properties fo:color="#000000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 style:font-name="Calibri"/>
    </style:style>
    <style:style style:name="T8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003 ten kredi için yplan ödemeler toplamı</text:p>
          </table:table-cell>
          <table:table-cell table:formula="of:=[.C12]" office:value-type="float" office:value="3214.01" calcext:value-type="float">
            <text:p>3214,0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bu miktr pervinin hesaptan yapıldı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21-55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style-name="ce243" office:value-type="float" office:value="3214.01" calcext:value-type="float">
            <text:p>3214,01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3-07-29" calcext:value-type="date">
            <text:p>29.07.2023</text:p>
          </table:table-cell>
          <table:table-cell table:style-name="ce99" office:value-type="string" calcext:value-type="string">
            <text:p>64. taksit ödeme tutarı 5003 te ödenmiş</text:p>
          </table:table-cell>
          <table:table-cell table:style-name="ce244" office:value-type="float" office:value="-1417.31" calcext:value-type="float">
            <text:p>-1.417,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7-22" calcext:value-type="date">
            <text:p>22.07.2023</text:p>
          </table:table-cell>
          <table:table-cell table:style-name="ce99" office:value-type="string" calcext:value-type="string">
            <text:p>64. taksit ödeme tutarı 5003 te ödenmiş</text:p>
          </table:table-cell>
          <table:table-cell table:style-name="ce244" office:value-type="float" office:value="-1857.35" calcext:value-type="float">
            <text:p>-1.857,3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7-14" calcext:value-type="date">
            <text:p>14.07.2023</text:p>
          </table:table-cell>
          <table:table-cell table:style-name="ce3" office:value-type="string" calcext:value-type="string">
            <text:p>5004 ten 5003 e kmh için</text:p>
          </table:table-cell>
          <table:table-cell table:style-name="ce245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7-17" calcext:value-type="date">
            <text:p>17.07.2023</text:p>
          </table:table-cell>
          <table:table-cell table:style-name="ce23" office:value-type="string" calcext:value-type="string">
            <text:p>35209664-1004 hesap 64. taksit ödeme tutarı 5004 te ödenmiş</text:p>
          </table:table-cell>
          <table:table-cell table:style-name="ce9" office:value-type="float" office:value="-202.76" calcext:value-type="float">
            <text:p>-202,7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14" calcext:value-type="date">
            <text:p>14.06.2023</text:p>
          </table:table-cell>
          <table:table-cell table:style-name="ce3" office:value-type="string" calcext:value-type="string">
            <text:p>5004 ten 5003 e kmh için</text:p>
          </table:table-cell>
          <table:table-cell table:style-name="ce245" office:value-type="float" office:value="23.73" calcext:value-type="float">
            <text:p>23,73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64" office:value-type="string" calcext:value-type="string">
            <text:p>20-55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15.06.2023</text:p>
          </table:table-cell>
          <table:table-cell table:style-name="ce167" office:value-type="string" calcext:value-type="string">
            <text:p>35209664-1004 hesap 63. taksit ödeme tutarı</text:p>
          </table:table-cell>
          <table:table-cell table:style-name="ce9" office:value-type="float" office:value="-3260.32" calcext:value-type="float">
            <text:p>-3.260,3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15.06.2023</text:p>
          </table:table-cell>
          <table:table-cell table:style-name="ce168" office:value-type="string" calcext:value-type="string">
            <text:p>Gönd: HACI MURAT BALCI kredi 0064-Türkiye İş Bankası A.Ş. FAST işlemi</text:p>
          </table:table-cell>
          <table:table-cell table:style-name="ce247" office:value-type="float" office:value="3500" calcext:value-type="float">
            <text:p>3.5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15.06.2023</text:p>
          </table:table-cell>
          <table:table-cell table:style-name="ce167" office:value-type="string" calcext:value-type="string">
            <text:p>35209664-1004 hesap 63. taksit ödeme tutarı</text:p>
          </table:table-cell>
          <table:table-cell table:style-name="ce9" office:value-type="float" office:value="-205.49" calcext:value-type="float">
            <text:p>-205,49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ce25" table:number-columns-repeated="2"/>
          <table:table-cell table:style-name="ce248"/>
          <table:table-cell table:style-name="ce55" table:number-columns-repeated="1021"/>
        </table:table-row>
        <table:table-row table:style-name="ro1">
          <table:table-cell table:style-name="ce23"/>
          <table:table-cell table:style-name="ce64" office:value-type="string" calcext:value-type="string">
            <text:p>19-55</text:p>
          </table:table-cell>
          <table:table-cell table:style-name="ce250"/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15.05.2023</text:p>
          </table:table-cell>
          <table:table-cell table:style-name="ce167" office:value-type="string" calcext:value-type="string">
            <text:p>35209664-1004 hesap 62. taksit ödeme tutarı</text:p>
          </table:table-cell>
          <table:table-cell table:style-name="ce9" office:value-type="float" office:value="-3220.78" calcext:value-type="float">
            <text:p>-3.220,7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15.05.2023</text:p>
          </table:table-cell>
          <table:table-cell table:style-name="ce168" office:value-type="string" calcext:value-type="string">
            <text:p>Gönd: HACI MURAT BALCI 3000 -)3450 0064-Türkiye İş Bankası A.Ş. FAST işlemi</text:p>
          </table:table-cell>
          <table:table-cell table:style-name="ce247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15.05.2023</text:p>
          </table:table-cell>
          <table:table-cell table:style-name="ce167" office:value-type="string" calcext:value-type="string">
            <text:p>35209664-1004 hesap 62. taksit ödeme tutarı</text:p>
          </table:table-cell>
          <table:table-cell table:style-name="ce9" office:value-type="float" office:value="-245.03" calcext:value-type="float">
            <text:p>-245,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date" office:date-value="2023-05-15" calcext:value-type="date">
            <text:p>15.05.2023</text:p>
          </table:table-cell>
          <table:table-cell table:style-name="ce3" office:value-type="string" calcext:value-type="string">
            <text:p>hmb havale -&gt;5004 <text:s/>aliden 15-5-2023 de nakit 3000 tl aldım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8-55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5004 den 5003 e kredi ödeme iadesi 35209664 - 5004 Nolu Hesaptan, İnternet Virman</text:p>
          </table:table-cell>
          <table:table-cell table:style-name="ce237" office:value-type="string" calcext:value-type="string">
            <text:p>3.359,47 TL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sigorta-havale-kmh hesaplaşma 35209664 - 5004 Nolu Hesaptan, İnternet Virman</text:p>
          </table:table-cell>
          <table:table-cell table:style-name="ce238" office:value-type="string" calcext:value-type="string">
            <text:p>395,50 TL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9" office:value-type="date" office:date-value="2023-04-21" calcext:value-type="date">
            <text:p>21.04.2023</text:p>
          </table:table-cell>
          <table:table-cell table:style-name="ce162" office:value-type="string" calcext:value-type="string">
            <text:p>35209664-1004 hesap 61. taksit ödeme tutarı</text:p>
          </table:table-cell>
          <table:table-cell table:style-name="ce237" office:value-type="string" calcext:value-type="string">
            <text:p>-3.359,47 TL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1. taksit 5003 te ödenmiş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04-26" calcext:value-type="date">
            <text:p>26.04.2023</text:p>
          </table:table-cell>
          <table:table-cell table:style-name="ce154" office:value-type="string" calcext:value-type="string">
            <text:p>hmb havale -&gt;5004 <text:s/>aliden 15-4-2023 de nakit 3400 tl aldım</text:p>
          </table:table-cell>
          <table:table-cell table:style-name="ce112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17.04.2023</text:p>
          </table:table-cell>
          <table:table-cell table:style-name="ce12" office:value-type="string" calcext:value-type="string">
            <text:p>35209664-1004 hesap 61. taksit ödeme tutarı</text:p>
          </table:table-cell>
          <table:table-cell table:style-name="ce184" office:value-type="float" office:value="-113.5" calcext:value-type="float">
            <text:p>-113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7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3319.8" calcext:value-type="float">
            <text:p>-3.319,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03.2023</text:p>
          </table:table-cell>
          <table:table-cell table:style-name="ce13" office:value-type="string" calcext:value-type="string">
            <text:p>Gönd: HACI MURAT BALCI mrtkrd 0064-Türkiye İş Bankası A.Ş. FAST işlem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146.01" calcext:value-type="float">
            <text:p>-146,0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6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3298.16" calcext:value-type="float">
            <text:p>-3.298,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2.2023</text:p>
          </table:table-cell>
          <table:table-cell table:style-name="ce13" office:value-type="string" calcext:value-type="string">
            <text:p>Gönd: ALİ BALCI 668 - 09004874 DAN TR600001002637352096641004 A EFT 0012-HALK BANKAS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168.65" calcext:value-type="float">
            <text:p>-168,6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5-55</text:p>
          </table:table-cell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1.2023</text:p>
          </table:table-cell>
          <table:table-cell table:style-name="ce13" office:value-type="string" calcext:value-type="string">
            <text:p>35209664-1004 hesap 58. taksit ödeme tutarı</text:p>
          </table:table-cell>
          <table:table-cell table:style-name="ce186" office:value-type="float" office:value="-3465.81" calcext:value-type="float">
            <text:p>-3.465,8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6.01.2023</text:p>
          </table:table-cell>
          <table:table-cell table:style-name="ce12" office:value-type="string" calcext:value-type="string">
            <text:p>Gönd: HACI MURAT BALCI mustafabalcıdannakit 0064-Türkiye İş Bankası A.Ş. FAST işlemi</text:p>
          </table:table-cell>
          <table:table-cell table:style-name="ce187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22.12.2022</text:p>
          </table:table-cell>
          <table:table-cell table:style-name="ce15" office:value-type="string" calcext:value-type="string">
            <text:p>HACER BALKA Ziraat Mobil Havale</text:p>
          </table:table-cell>
          <table:table-cell table:style-name="ce188" office:value-type="float" office:value="-175" calcext:value-type="float">
            <text:p>-175</text:p>
          </table:table-cell>
          <table:table-cell table:style-name="ce229" table:formula="of:=[.D63]+[.C55]" office:value-type="float" office:value="395.5" calcext:value-type="float">
            <text:p>395,5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4-55</text:p>
          </table:table-cell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090.54" calcext:value-type="float">
            <text:p>-3.090,5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12.2022</text:p>
          </table:table-cell>
          <table:table-cell table:style-name="ce13" office:value-type="string" calcext:value-type="string">
            <text:p>Para Yatırma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75.27" calcext:value-type="float">
            <text:p>-375,2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65" office:value-type="string" calcext:value-type="string">
            <text:p>pervin <text:s/>alacaklı</text:p>
          </table:table-cell>
          <table:table-cell table:style-name="ce189"/>
          <table:table-cell table:style-name="ce229" table:formula="of:=[.D64]+[.C63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4.04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16.7" calcext:value-type="float">
            <text:p>-16,7</text:p>
          </table:table-cell>
          <table:table-cell table:style-name="Default" table:formula="of:=[.D66]+[.C64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4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16.7" calcext:value-type="float">
            <text:p>16,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24.03.2023</text:p>
          </table:table-cell>
          <table:table-cell table:style-name="ce15" office:value-type="string" calcext:value-type="string">
            <text:p>TÜRKİYE SİGORTA 448404970 NOLU POLİÇE 29/03/2023 VADE YAPILAN TAHSİLAT</text:p>
          </table:table-cell>
          <table:table-cell table:style-name="ce190" office:value-type="float" office:value="-641.69" calcext:value-type="float">
            <text:p>-641,69</text:p>
          </table:table-cell>
          <table:table-cell table:style-name="Default" table:formula="of:=[.D68]-[.C66]" office:value-type="float" office:value="587.2" calcext:value-type="float">
            <text:p>587,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3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5.83" calcext:value-type="float">
            <text:p>5,83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12" office:value-type="string" calcext:value-type="string">
            <text:p>14.03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5.83" calcext:value-type="float">
            <text:p>-5,83</text:p>
          </table:table-cell>
          <table:table-cell table:style-name="Default" table:formula="of:=[.D70]+[.C68]" office:value-type="float" office:value="-54.49" calcext:value-type="float">
            <text:p>-54,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Gönd: ATİLA BALCI ATİLA BALCI tarafından aktarılan 0064-Türkiye İş Bankası A.Ş. FAST işlemi</text:p>
          </table:table-cell>
          <table:table-cell table:style-name="ce187" office:value-type="float" office:value="3200" calcext:value-type="float">
            <text:p>3.2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4.12.2022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48.66" calcext:value-type="float">
            <text:p>-48,66</text:p>
          </table:table-cell>
          <table:table-cell table:style-name="ce180" table:formula="of:=[.C70]" office:value-type="float" office:value="-48.66" calcext:value-type="float">
            <text:p>-48,6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12.2022</text:p>
          </table:table-cell>
          <table:table-cell table:style-name="ce66" office:value-type="string" calcext:value-type="string">
            <text:p>: 35209664 - 5004 nolu Hesaptan Virman</text:p>
          </table:table-cell>
          <table:table-cell table:style-name="ce191" office:value-type="float" office:value="48.66" calcext:value-type="float">
            <text:p>48,6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1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1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76:.C79])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3-5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2-55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165" office:value-type="string" calcext:value-type="string">
            <text:p>11-55</text:p>
          </table:table-cell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1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101:.C104])" office:value-type="float" office:value="-578.52" calcext:value-type="float">
            <text:p>-578,52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10-5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8"/>
        </table:table-row>
        <table:table-row table:style-name="ro4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141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37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38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50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60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161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4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119:.C123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9"/>
        </table:table-row>
        <table:table-row table:style-name="ro4">
          <table:table-cell/>
          <table:table-cell table:style-name="ce72"/>
          <table:table-cell table:style-name="ce95"/>
          <table:table-cell table:style-name="ce4"/>
          <table:table-cell table:number-columns-repeated="1020"/>
        </table:table-row>
        <table:table-row table:style-name="ro4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9"/>
        </table:table-row>
        <table:table-row table:style-name="ro4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9"/>
        </table:table-row>
        <table:table-row table:style-name="ro4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4">
          <table:table-cell table:style-name="ce92"/>
          <table:table-cell table:style-name="ce64" office:value-type="string" calcext:value-type="string">
            <text:p>9-55</text:p>
          </table:table-cell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7"/>
          <table:table-cell table:style-name="ce64" office:value-type="string" calcext:value-type="string">
            <text:p>8-55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8"/>
        </table:table-row>
        <table:table-row table:style-name="ro3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3">
          <table:table-cell table:style-name="ce57"/>
          <table:table-cell table:style-name="ce197" office:value-type="string" calcext:value-type="string">
            <text:p><text:span text:style-name="T2">7-55</text:span></text:p>
          </table:table-cell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3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6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8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5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3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9"/>
        </table:table-row>
        <table:table-row table:style-name="ro3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5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63"/>
          <table:table-cell table:style-name="ce204"/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3">
          <table:table-cell table:style-name="ce63"/>
          <table:table-cell table:style-name="ce205" office:value-type="string" calcext:value-type="string">
            <text:p><text:span text:style-name="T2">4-55</text:span></text:p>
          </table:table-cell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3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153]+[.C154]" office:value-type="float" office:value="3465.81" calcext:value-type="float">
            <text:p>3465,81</text:p>
          </table:table-cell>
          <table:table-cell table:style-name="ce39"/>
          <table:table-cell table:number-columns-repeated="1018"/>
        </table:table-row>
        <table:table-row table:style-name="ro3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9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ce63"/>
          <table:table-cell table:style-name="ce200"/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1">
          <table:table-cell table:style-name="ce63"/>
          <table:table-cell table:style-name="ce201" office:value-type="string" calcext:value-type="string">
            <text:p><text:span text:style-name="T4">3-55</text:span></text:p>
          </table:table-cell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3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9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9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3">
          <table:table-cell table:style-name="ce57"/>
          <table:table-cell table:style-name="ce197" office:value-type="string" calcext:value-type="string">
            <text:p><text:span text:style-name="T6">2</text:span><text:span text:style-name="T7">-55</text:span></text:p>
          </table:table-cell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3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166]+[.C168]+[.C169]" office:value-type="float" office:value="3467.56" calcext:value-type="float">
            <text:p>3467,56</text:p>
          </table:table-cell>
          <table:table-cell table:number-columns-repeated="1019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9"/>
        </table:table-row>
        <table:table-row table:style-name="ro3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9"/>
        </table:table-row>
        <table:table-row table:style-name="ro3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47"/>
          <table:table-cell table:style-name="ce210"/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147"/>
          <table:table-cell table:style-name="ce211" office:value-type="string" calcext:value-type="string">
            <text:p>1-55</text:p>
          </table:table-cell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8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73]+[.C174]" office:value-type="float" office:value="3033.47" calcext:value-type="float">
            <text:p>3033,47</text:p>
          </table:table-cell>
          <table:table-cell table:number-columns-repeated="1019"/>
        </table:table-row>
        <table:table-row table:style-name="ro3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78]-[.C177]" office:value-type="float" office:value="170640.8" calcext:value-type="float">
            <text:p>170.640,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80]-[.C178]" office:value-type="float" office:value="174093.97" calcext:value-type="float">
            <text:p>174.093,9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81]-[.C180]" office:value-type="float" office:value="177545.57" calcext:value-type="float">
            <text:p>177.545,57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83]-[.C181]" office:value-type="float" office:value="178825.96" calcext:value-type="float">
            <text:p>178.825,96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3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84]-[.C183]" office:value-type="float" office:value="181006.07" calcext:value-type="float">
            <text:p>181.006,0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85]-[.C184]" office:value-type="float" office:value="184460.57" calcext:value-type="float">
            <text:p>184.460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86]-[.C185]" office:value-type="float" office:value="184812.74" calcext:value-type="float">
            <text:p>184.812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87]-[.C186]" office:value-type="float" office:value="187916.77" calcext:value-type="float">
            <text:p>187.916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88]-[.C187]" office:value-type="float" office:value="191373.77" calcext:value-type="float">
            <text:p>191.373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89]-[.C188]" office:value-type="float" office:value="194830.77" calcext:value-type="float">
            <text:p>194.83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90]-[.C189]" office:value-type="float" office:value="194942.89" calcext:value-type="float">
            <text:p>194.942,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91]-[.C190]" office:value-type="float" office:value="197824.15" calcext:value-type="float">
            <text:p>197.824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92]-[.C191]" office:value-type="float" office:value="199304.21" calcext:value-type="float">
            <text:p>199.304,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93]-[.C192]" office:value-type="float" office:value="199413.52" calcext:value-type="float">
            <text:p>199.413,5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94]-[.C193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95]-[.C194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96]-[.C195]" office:value-type="float" office:value="202220.94" calcext:value-type="float">
            <text:p>202.220,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97]-[.C196]" office:value-type="float" office:value="203657.9" calcext:value-type="float">
            <text:p>203.657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98]-[.C197]" office:value-type="float" office:value="204643.48" calcext:value-type="float">
            <text:p>204.643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99]-[.C198]" office:value-type="float" office:value="205080.77" calcext:value-type="float">
            <text:p>205.08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200]-[.C199]" office:value-type="float" office:value="206489.69" calcext:value-type="float">
            <text:p>206.489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201]-[.C200]" office:value-type="float" office:value="207884.8" calcext:value-type="float">
            <text:p>207.884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202]-[.C201]" office:value-type="float" office:value="209266.23" calcext:value-type="float">
            <text:p>209.266,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203]-[.C202]" office:value-type="float" office:value="210634.12" calcext:value-type="float">
            <text:p>210.634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204]-[.C203]" office:value-type="float" office:value="210661.69" calcext:value-type="float">
            <text:p>210.661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205]-[.C204]" office:value-type="float" office:value="211060.41" calcext:value-type="float">
            <text:p>211.060,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206]-[.C205]" office:value-type="float" office:value="211988.6" calcext:value-type="float">
            <text:p>211.98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207]-[.C206]" office:value-type="float" office:value="212956.14" calcext:value-type="float">
            <text:p>212.956,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208]-[.C207]" office:value-type="float" office:value="213329.8" calcext:value-type="float">
            <text:p>213.329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209]-[.C208]" office:value-type="float" office:value="214657.86" calcext:value-type="float">
            <text:p>214.657,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210]-[.C209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211]-[.C210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212]-[.C211]" office:value-type="float" office:value="217275.05" calcext:value-type="float">
            <text:p>217.275,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213]-[.C212]" office:value-type="float" office:value="218564.43" calcext:value-type="float">
            <text:p>218.564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214]-[.C213]" office:value-type="float" office:value="219841.17" calcext:value-type="float">
            <text:p>219.841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215]-[.C214]" office:value-type="float" office:value="221011.85" calcext:value-type="float">
            <text:p>221.011,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216]-[.C215]" office:value-type="float" office:value="222169.56" calcext:value-type="float">
            <text:p>222.169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217]-[.C216]" office:value-type="float" office:value="223314.45" calcext:value-type="float">
            <text:p>223.314,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218]-[.C217]" office:value-type="float" office:value="224446.66" calcext:value-type="float">
            <text:p>224.446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219]-[.C218]" office:value-type="float" office:value="225566.33" calcext:value-type="float">
            <text:p>225.566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220]-[.C219]" office:value-type="float" office:value="226673.6" calcext:value-type="float">
            <text:p>226.673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221]-[.C220]" office:value-type="float" office:value="227768.6" calcext:value-type="float">
            <text:p>227.76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222]-[.C221]" office:value-type="float" office:value="228851.47" calcext:value-type="float">
            <text:p>228.851,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223]-[.C222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224]-[.C223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225]-[.C224]" office:value-type="float" office:value="230981.37" calcext:value-type="float">
            <text:p>230.981,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226]-[.C225]" office:value-type="float" office:value="232028.66" calcext:value-type="float">
            <text:p>232.028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227]-[.C226]" office:value-type="float" office:value="233064.35" calcext:value-type="float">
            <text:p>233.064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228]-[.C227]" office:value-type="float" office:value="234088.57" calcext:value-type="float">
            <text:p>234.088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229]-[.C228]" office:value-type="float" office:value="235101.44" calcext:value-type="float">
            <text:p>235.101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230]-[.C229]" office:value-type="float" office:value="236103.1" calcext:value-type="float">
            <text:p>236.103,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231]-[.C230]" office:value-type="float" office:value="236103.12" calcext:value-type="float">
            <text:p>236.103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232]-[.C231]" office:value-type="float" office:value="237093.66" calcext:value-type="float">
            <text:p>237.093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233]-[.C232]" office:value-type="float" office:value="238073.25" calcext:value-type="float">
            <text:p>238.073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234]-[.C233]" office:value-type="float" office:value="239041.99" calcext:value-type="float">
            <text:p>239.041,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235]-[.C234]" office:value-type="float" office:value="240000" calcext:value-type="float">
            <text:p>240.000,00</text:p>
          </table:table-cell>
          <table:table-cell table:number-columns-repeated="1020"/>
        </table:table-row>
        <table:table-row table:style-name="ro1" table:number-rows-repeated="104834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91P2" style:volatile="true">
      <number:text> </number:text>
      <number:fill-character> </number:fill-character>
      <number:text>- TL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9P0" style:volatile="true">
      <number:number number:decimal-places="2" number:min-decimal-places="2" number:min-integer-digits="1" number:grouping="true"/>
      <number:text>     </number:text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9P0"/>
    </number:number-style>
    <number:number-style style:name="N188P0" style:volatile="true">
      <number:number number:decimal-places="2" number:min-decimal-places="2" number:min-integer-digits="1" number:grouping="true"/>
      <number:text>     </number:text>
    </number:number-style>
    <number:number-style style:name="N18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8P0"/>
    </number:number-style>
    <number:number-style style:name="N187P0" style:volatile="true">
      <number:number number:decimal-places="0" number:min-decimal-places="0" number:min-integer-digits="1" number:grouping="true"/>
      <number:text>     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7P0"/>
    </number:number-style>
    <number:number-style style:name="N184P0" style:volatile="true">
      <number:number number:decimal-places="2" number:min-decimal-places="2" number:min-integer-digits="1" number:grouping="true"/>
      <number:text> TL</number:text>
    </number:number-style>
    <number:number-style style:name="N184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  <number:text> TL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83P0"/>
    </number:number-style>
    <number:number-style style:name="N182P0" style:volatile="true">
      <number:number number:decimal-places="0" number:min-decimal-places="0" number:min-integer-digits="1" number:grouping="true"/>
      <number:text> TL</number:text>
    </number:number-style>
    <number:number-style style:name="N18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82P0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text>₺</number:text>
      <number:number number:decimal-places="0" number:min-decimal-places="0" number:min-integer-digits="1" number:grouping="true"/>
    </number:number-style>
    <number:number-style style:name="N170">
      <number:text>-₺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69P0" style:volatile="true">
      <number:text>Yes</number:text>
    </number:number-style>
    <number:number-style style:name="N169P1" style:volatile="true">
      <number:text>Yes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">
      <number:number number:decimal-places="2" number:min-decimal-places="0" number:min-integer-digits="1" number:decimal-replacement="" number:grouping="true"/>
    </number:number-style>
    <number:number-style style:name="N164P0" style:volatile="true">
      <number:text>₺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3P2" style:volatile="true">
      <number:text> </number:text>
      <number:fill-character> </number:fill-character>
      <number:text>-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59P0" style:volatile="true"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text>₺</number:text>
      <number:number number:decimal-places="2" number:min-decimal-places="2" number:min-integer-digits="1" number:grouping="true"/>
    </number:number-style>
    <number:number-style style:name="N156">
      <number:text>-₺</number:text>
      <number:number number:decimal-places="2" number:min-decimal-places="2" number:min-integer-digits="1" number:grouping="true"/>
      <style:map style:condition="value()&gt;=0" style:apply-style-name="N156P0"/>
    </number:number-style>
    <number:time-style style:name="N154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TL</number:text>
    </number:number-style>
    <number:number-style style:name="N15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3P0"/>
    </number:number-style>
    <number:time-style style:name="N152">
      <number:minutes number:style="long"/>
      <number:text>:</number:text>
      <number:seconds number:style="long" number:decimal-places="1"/>
    </number:time-style>
    <number:number-style style:name="N151P0" style:volatile="true">
      <number:number number:decimal-places="0" number:min-decimal-places="0" number:min-integer-digits="1" number:grouping="true"/>
      <number:text> TL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1P0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date-style style:name="N147">
      <number:month number:textual="true"/>
      <number:text>.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number-style style:name="N145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    </number:text>
    </number:number-style>
    <number:number-style style:name="N14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1P0"/>
    </number:number-style>
    <number:number-style style:name="N140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₺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₺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0P2" style:volatile="true">
      <number:text> </number:text>
      <number:fill-character> </number:fill-character>
      <number:text>-  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86P0" style:volatile="true">
      <number:number number:decimal-places="0" number:min-decimal-places="0" number:min-integer-digits="1" number:grouping="true"/>
      <number:text>     </number:text>
    </number:number-style>
    <number:number-style style:name="N18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6P0"/>
    </number:number-style>
    <number:date-style style:name="N127">
      <number:day number:style="long"/>
      <number:text>.</number:text>
      <number:month number:textual="true"/>
      <number:text>.</number:text>
      <number:year/>
    </number:date-style>
    <number:number-style style:name="N185P0" style:volatile="true">
      <number:number number:decimal-places="2" number:min-decimal-places="2" number:min-integer-digits="1" number:grouping="true"/>
      <number:text> TL</number:text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5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17P0" style:volatile="true">
      <number:number number:decimal-places="2" number:min-decimal-places="2" number:min-integer-digits="1" number:grouping="true"/>
      <number:text>     </number:text>
    </number:number-style>
    <number:number-style style:name="N11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 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6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14P2" style:volatile="true">
      <number:text> </number:text>
      <number:fill-character> </number:fill-character>
      <number:text>- TL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3-08-01T23:28:24.995040273</dc:date>
    <meta:editing-cycles>31</meta:editing-cycles>
    <meta:editing-duration>PT17H5M50S</meta:editing-duration>
    <meta:generator>LibreOffice/7.3.7.2$Linux_X86_64 LibreOffice_project/30$Build-2</meta:generator>
    <meta:document-statistic meta:table-count="2" meta:cell-count="5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